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3.125in"/>
    </style:style>
    <style:style style:name="Table1.B" style:family="table-column">
      <style:table-column-properties style:column-width="3.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officeooo:rsid="0003e6c2" officeooo:paragraph-rsid="0003e6c2"/>
    </style:style>
    <style:style style:name="P2" style:family="paragraph" style:parent-style-name="Table_20_Contents">
      <style:text-properties officeooo:rsid="0003e6c2" officeooo:paragraph-rsid="0003e6c2"/>
    </style:style>
    <style:style style:name="P3" style:family="paragraph" style:parent-style-name="Table_20_Contents">
      <style:text-properties officeooo:rsid="0003f60b" officeooo:paragraph-rsid="0003f6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1">Use Case</text:p>
            </table:table-cell>
            <table:table-cell table:style-name="Table1.B1" office:value-type="string">
              <text:p text:style-name="P1">Description</text:p>
            </table:table-cell>
          </table:table-row>
        </table:table-header-rows>
        <table:table-row>
          <table:table-cell table:style-name="Table1.A2" office:value-type="string">
            <text:p text:style-name="P2">Enter Car Park</text:p>
          </table:table-cell>
          <table:table-cell table:style-name="Table1.B2" office:value-type="string">
            <text:p text:style-name="P2">The process of entering the car park, with either no ticket, a season pass, or a security pass. Initiates the printing of a ticket if necessary, and checking if the car park is already full. Accountant interception on problems possible. In the end, either the barrier opens or the customer is asked to leave.</text:p>
          </table:table-cell>
        </table:table-row>
        <table:table-row>
          <table:table-cell table:style-name="Table1.A2" office:value-type="string">
            <text:p text:style-name="P3">Payment</text:p>
          </table:table-cell>
          <table:table-cell table:style-name="Table1.B2" office:value-type="string">
            <text:p text:style-name="P3">The customer enters his ticket into the payment machine, which calculates the fee and requests the customer to pay for it. The vending machine accepts cash, counts the amount of inserted money and returns change, if possible. If payment succeeds, the ticket is validated and the customer asked to leave the car park within 15 min. If payment fails, the customer is asked to seek help from the attenda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2:21:02.989136978</meta:creation-date>
    <dc:date>2016-12-13T12:32:26.972511532</dc:date>
    <meta:editing-duration>PT11M23S</meta:editing-duration>
    <meta:editing-cycles>2</meta:editing-cycles>
    <meta:generator>LibreOffice/5.1.6.2.0$Linux_X86_64 LibreOffice_project/10m0$Build-2</meta:generator>
    <meta:document-statistic meta:table-count="1" meta:image-count="0" meta:object-count="0" meta:page-count="1" meta:paragraph-count="6" meta:word-count="130" meta:character-count="751" meta:non-whitespace-character-count="627"/>
  </office:meta>
</office:document-meta>
</file>